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Fiar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29949aec-22b5-4b8a-b20c-bfe681573d9a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1ab58de2-6611-4b9d-a31d-edbc833b6567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27684bfb-69f3-468c-a85e-3d3f216959a0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b5633903-62ee-4f53-8728-a7a59e104a6a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7672e1e0-a5ff-4b8c-9387-dd1931cc5774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23f642e1-76d5-4740-9c68-313a640ac8fd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6efc0bfd-9456-4f57-bafe-4c6feecbf39b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